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Citations</text:p>
          </table:table-cell>
          <table:table-cell/>
          <table:table-cell office:value-type="string" calcext:value-type="string">
            <text:p>ICR ( in %)</text:p>
          </table:table-cell>
          <table:table-cell/>
          <table:table-cell office:value-type="string" calcext:value-type="string">
            <text:p>Articles</text:p>
          </table:table-cell>
          <table:table-cell/>
          <table:table-cell table:style-name="Default" office:value-type="string" calcext:value-type="string">
            <text:p>SJR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999" calcext:value-type="float">
            <text:p>199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3.913" calcext:value-type="float">
            <text:p>3.91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3.916" calcext:value-type="float">
            <text:p>3.91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2.946" calcext:value-type="float">
            <text:p>2.946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3.343" calcext:value-type="float">
            <text:p>3.343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4.101" calcext:value-type="float">
            <text:p>4.101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2.881" calcext:value-type="float">
            <text:p>2.88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3.937" calcext:value-type="float">
            <text:p>3.937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4.398" calcext:value-type="float">
            <text:p>4.398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.534" calcext:value-type="float">
            <text:p>2.534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4.183" calcext:value-type="float">
            <text:p>4.18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float" office:value="172" calcext:value-type="float">
            <text:p>172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6.644" calcext:value-type="float">
            <text:p>6.64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float" office:value="325" calcext:value-type="float">
            <text:p>325</text:p>
          </table:table-cell>
          <table:table-cell/>
          <table:table-cell office:value-type="float" office:value="54.55" calcext:value-type="float">
            <text:p>54.5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8.559" calcext:value-type="float">
            <text:p>8.55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float" office:value="436" calcext:value-type="float">
            <text:p>436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9.823" calcext:value-type="float">
            <text:p>9.8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float" office:value="282" calcext:value-type="float">
            <text:p>282</text:p>
          </table:table-cell>
          <table:table-cell/>
          <table:table-cell office:value-type="float" office:value="37.5" calcext:value-type="float">
            <text:p>37.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5.504" calcext:value-type="float">
            <text:p>5.504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float" office:value="303" calcext:value-type="float">
            <text:p>303</text:p>
          </table:table-cell>
          <table:table-cell/>
          <table:table-cell office:value-type="float" office:value="60.87" calcext:value-type="float">
            <text:p>60.87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8.451" calcext:value-type="float">
            <text:p>8.451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float" office:value="298" calcext:value-type="float">
            <text:p>298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4.926" calcext:value-type="float">
            <text:p>4.9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float" office:value="287" calcext:value-type="float">
            <text:p>287</text:p>
          </table:table-cell>
          <table:table-cell/>
          <table:table-cell office:value-type="float" office:value="66.67" calcext:value-type="float">
            <text:p>66.67</text:p>
          </table:table-cell>
          <table:table-cell/>
          <table:table-cell office:value-type="float" office:value="137" calcext:value-type="float">
            <text:p>137</text:p>
          </table:table-cell>
          <table:table-cell/>
          <table:table-cell office:value-type="float" office:value="4.419" calcext:value-type="float">
            <text:p>4.41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/>
          <table:table-cell office:value-type="float" office:value="274" calcext:value-type="float">
            <text:p>274</text:p>
          </table:table-cell>
          <table:table-cell/>
          <table:table-cell office:value-type="float" office:value="33.33" calcext:value-type="float">
            <text:p>33.33</text:p>
          </table:table-cell>
          <table:table-cell/>
          <table:table-cell office:value-type="float" office:value="154" calcext:value-type="float">
            <text:p>154</text:p>
          </table:table-cell>
          <table:table-cell/>
          <table:table-cell office:value-type="float" office:value="3.63" calcext:value-type="float">
            <text:p>3.63</text:p>
          </table:table-cell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9">00/00/0000</text:date>, <text:time style:data-style-name="N2" text:time-value="01:54:33.2322135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2:55:23.551539614</meta:creation-date>
    <dc:date>2018-02-19T01:56:52.083218196</dc:date>
    <meta:editing-duration>PT10M45S</meta:editing-duration>
    <meta:editing-cycles>5</meta:editing-cycles>
    <meta:generator>LibreOffice/5.1.6.2$Linux_X86_64 LibreOffice_project/10m0$Build-2</meta:generator>
    <meta:document-statistic meta:table-count="1" meta:cell-count="95" meta:object-count="0"/>
  </office:meta>
</office:document-meta>
</file>